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55cb40" officeooo:paragraph-rsid="065e1c4f"/>
    </style:style>
    <style:style style:name="P5" style:family="paragraph" style:parent-style-name="Text_20_body">
      <style:text-properties officeooo:rsid="0655cb40" officeooo:paragraph-rsid="065efb70"/>
    </style:style>
    <style:style style:name="P6" style:family="paragraph" style:parent-style-name="Text_20_body">
      <style:text-properties officeooo:rsid="065efb70" officeooo:paragraph-rsid="065efb70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651b134" officeooo:paragraph-rsid="065b410f"/>
    </style:style>
    <style:style style:name="P8" style:family="paragraph" style:parent-style-name="Text_20_body">
      <style:paragraph-properties fo:text-align="end" style:justify-single-word="false" style:writing-mode="rl-tb"/>
      <style:text-properties officeooo:paragraph-rsid="065b410f"/>
    </style:style>
    <style:style style:name="P9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65b410f"/>
    </style:style>
    <style:style style:name="P10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Courier New" fo:font-size="12pt" officeooo:paragraph-rsid="065b410f" style:font-size-asian="12pt" style:font-size-complex="12pt"/>
    </style:style>
    <style:style style:name="P11" style:family="paragraph" style:parent-style-name="Heading_20_2">
      <style:paragraph-properties fo:line-height="100%"/>
      <style:text-properties officeooo:rsid="0651b134" officeooo:paragraph-rsid="065e1c4f"/>
    </style:style>
    <style:style style:name="P12" style:family="paragraph" style:parent-style-name="Heading_20_2">
      <style:paragraph-properties fo:line-height="100%"/>
      <style:text-properties officeooo:rsid="0651b134" officeooo:paragraph-rsid="065efb70"/>
    </style:style>
    <style:style style:name="P13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officeooo:paragraph-rsid="065b410f"/>
    </style:style>
    <style:style style:name="P14" style:family="paragraph" style:parent-style-name="Text_20_body" style:list-style-name="L1">
      <style:text-properties officeooo:rsid="065efb70" officeooo:paragraph-rsid="065efb70"/>
    </style:style>
    <style:style style:name="P15" style:family="paragraph" style:parent-style-name="Text_20_body" style:list-style-name="L1">
      <style:text-properties officeooo:rsid="065efb70" officeooo:paragraph-rsid="0660232a"/>
    </style:style>
    <style:style style:name="P16" style:family="paragraph" style:parent-style-name="Text_20_body">
      <style:text-properties officeooo:rsid="065efb70" officeooo:paragraph-rsid="0660232a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" fo:font-size="10pt" officeooo:paragraph-rsid="065b410f" style:font-size-asian="10pt" style:font-size-complex="10pt"/>
    </style:style>
    <style:style style:name="P18" style:family="paragraph" style:parent-style-name="Text_20_body" style:list-style-name="WWNum5">
      <style:paragraph-properties fo:margin-top="0in" fo:margin-bottom="0in" loext:contextual-spacing="false" fo:text-align="end" style:justify-single-word="false" style:writing-mode="rl-tb"/>
      <style:text-properties officeooo:paragraph-rsid="065b410f"/>
    </style:style>
    <style:style style:name="P19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653b4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6588c83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officeooo:rsid="065e1c4f"/>
    </style:style>
    <style:style style:name="T8" style:family="text">
      <style:text-properties officeooo:rsid="065efb70"/>
    </style:style>
    <style:style style:name="T9" style:family="text">
      <style:text-properties officeooo:rsid="0660232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1">מטלה</text:span> <text:span text:style-name="T3">- אתריום</text:span></text:h>
      <text:p text:style-name="P3">יש לענות על שאלה אחת לבחירתכם.</text:p>
      <text:p text:style-name="P3"/>
      <text:p text:style-name="P11">שאלה <text:span text:style-name="T2">1: אבן נייר ומספריים עם סודיוּת</text:span></text:p>
      <text:p text:style-name="P4">א. ודאו שאתם יכולים לקמפל ולהריץ את החוזה של "אבן נייר ומספריים" שהוצג בכיתה (בקובץ <text:span text:style-name="T5">code</text:span>/rps.sol) בסביבת רמיקס: https://remix.ethereum.org <text:s/>(אמור לעבוד בדפדפן Chrome).</text:p>
      <text:p text:style-name="P4">ב. שנו את התוכנית בהתאם למה שנלמד בהרצאה, כך שהבחירות של שני השחקנים יישמרו בסוד עד לסיום המשחק, ולא יהיה אפשר לראות אותן דרך שרשרת הבלוקים.</text:p>
      <text:p text:style-name="P4"/>
      <text:p text:style-name="P11">שאלה <text:span text:style-name="T7">2: משאל עם</text:span></text:p>
      <text:p text:style-name="P6">כיתבו חוזה חכם בשפת solidity המאפשר לבצע משאל-עם. למשאל יש שתי תוצאות אפשריות: "כן" (1) או "לא" (0). <text:s text:c="3"/>החוזה יתמוך בפעולות הבאות:</text:p>
      <text:list xml:id="list1137150580" text:style-name="L1">
        <text:list-item>
          <text:p text:style-name="P14">addVoter – הוספת כתובת ציבורית של אזרח שיש לו זכות בחירה. שיטה זו ניתנת להרצה רק ע"י מי שיצר את החוזה.</text:p>
        </text:list-item>
        <text:list-item>
          <text:p text:style-name="P14">vote – הצבעה – 0 או 1. שיטה זו ניתנת להרצה רק ע"י אזרח שנוסף לפני-כן לחוזה ע"י addVoter. כל אזרח יכול להצביע רק פעם אחת לכל היותר.</text:p>
        </text:list-item>
        <text:list-item>
          <text:p text:style-name="P14">outcome – שיטה המחזירה את תוצאת המשאל – 0 או 1.</text:p>
        </text:list-item>
      </text:list>
      <text:p text:style-name="P6"/>
      <text:p text:style-name="P12">שאלה <text:span text:style-name="T8">3: מכרז </text:span></text:p>
      <text:p text:style-name="P6">כיתבו חוזה חכם בשפת solidity המאפשר לבצע מכרז מחיר שני. <text:span text:style-name="T9">בהתחלה המכרז הוא ב"בעלות" מי שיצר את החוזה; בכל פעם שמישהו זוכה במכרז, המכרז עובר לבעלותו. החוזה יתמוך בפעולות הבאות:</text:span></text:p>
      <text:list xml:id="list94549666711866" text:continue-numbering="true" text:style-name="L1">
        <text:list-item>
          <text:p text:style-name="P14">bid – שליחת כסף לחוזה לצורך השתתפות במכרז. ההכרזה שווה לכמות הכסף שנשלח.</text:p>
        </text:list-item>
        <text:list-item>
          <text:p text:style-name="P15"><text:span text:style-name="T9">conclude </text:span>– סיום המכרז <text:span text:style-name="T9">הנוכחי</text:span>. שיטה זו ניתנת להרצה רק ע"י <text:span text:style-name="T9">הבעלים הנוכחי של המכרז. השיטה מבצעת את הפעולות הבאות: (1) חישוב הזוכה – זה ששלח הכי הרבה כסף דרך bid. (2) החזרת הכסף לכל המשתתפים שלא זכו. (3) החזרת חלק מהכסף לזוכה – ההפרש בין המחיר שלו לבין המחיר השני. (4) העברת המחיר השני לבעלים הנוכחי של החוזה. (5) שינוי כתובת ה"בעלים" של החוזה לכתובתו של הזוכה – כך שהזוכה הופך להיות הבעלים החדש של החוזה.</text:span></text:p>
        </text:list-item>
      </text:list>
      <text:p text:style-name="P16"/>
      <text:p text:style-name="P5"/>
      <text:p text:style-name="P13"><text:soft-page-break/>שאלה <text:span text:style-name="T8">4.</text:span> <text:s/>חוזה חכם לפתרון <text:span text:style-name="T7">בעיה NP-שלמה</text:span></text:p>
      <text:p text:style-name="P8">ב<text:span text:style-name="T4">בעיית חלוקת המספרים</text:span>, נתון מערך של מספרים שלמים. צריך לחלק אותו לשני תת-מערכים, כך שסכום המספרים בשני המערכים הוא זהה (בהנחה שאכן קיימת חלוקה כזאת). <text:s text:c="2"/></text:p>
      <text:p text:style-name="P8">למשל: אם הקלט הוא המערך {1,2,3,4}, אז פלט אפשרי הוא שני המערכים: {1,4} <text:s/>ו <text:s/>{2,3}.</text:p>
      <text:p text:style-name="P8">כיוון שהבעיה היא קשה חישובית, אנחנו רוצים לכתוב חוזה חכם במערכת אתריום, שיעודד אנשים לפתור את הבעיה בעצמם ויתן פרס של 1 אֶתֶר לפותר הראשון.</text:p>
      <text:p text:style-name="P9">לפניכם שלד של חוזה בשפת solidity (להזכירכם, <text:span text:style-name="T6">int[] הוא מערך של מספרים שלמים, כמו ב-Java):</text:span></text:p>
      <text:p text:style-name="P10"/>
      <text:p text:style-name="P17">contract Partition {</text:p>
      <text:p text:style-name="P17"><text:s text:c="4"/>constructor(int[] input) public {</text:p>
      <text:p text:style-name="P17"><text:s text:c="9"/>....</text:p>
      <text:p text:style-name="P17"><text:s text:c="4"/>}</text:p>
      <text:p text:style-name="P17"><text:s text:c="3"/></text:p>
      <text:p text:style-name="P17"><text:s text:c="4"/>function solve(int[] part1, int[] part2) public {</text:p>
      <text:p text:style-name="P17"><text:s text:c="9"/>....</text:p>
      <text:p text:style-name="P17"><text:s text:c="4"/>}</text:p>
      <text:p text:style-name="P17">}</text:p>
      <text:p text:style-name="P10"/>
      <text:list xml:id="list1392059763" text:style-name="WWNum5">
        <text:list-item>
          <text:p text:style-name="P18">הבנאי של החוזה מקבל כקלט את המערך שיש לחלק. </text:p>
        </text:list-item>
        <text:list-item>
          <text:p text:style-name="P18">הפונקציה solve היא הפונקציה שהפותרים צריכים לקרוא לה כדי להציע את הפתרון שלהם לבדיקה. <text:s/></text:p>
        </text:list-item>
      </text:list>
      <text:p text:style-name="P9">השלימו את שתי הפונקציות החסרות. <text:s text:c="3"/>הוסיפו משתנים ופונקציות נוספים לפי הצורך.</text:p>
      <text:p text:style-name="P9"/>
      <text:p text:style-name="P8">אם אינכם זוכרים את התחביר של שפת solidity, הניחו שהתחביר זהה לשפת Java או ++C לפי בחירתכם. כמו כן, אתם <text:s/>יכולים להשתמש בכל הפונקציות הנמצאות בספריות התקניות של השפות הללו. הסבירו היטב בעברית מה אתם עושים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64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65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65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5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5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65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5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65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06T09:45:48.009470344</dc:date>
    <meta:editing-duration>P11DT15H9M52S</meta:editing-duration>
    <meta:editing-cycles>1444</meta:editing-cycles>
    <dc:creator>Erel Segal-Halevi</dc:creator>
    <meta:document-statistic meta:table-count="0" meta:image-count="0" meta:object-count="0" meta:page-count="2" meta:paragraph-count="34" meta:word-count="454" meta:character-count="2551" meta:non-whitespace-character-count="2072"/>
  </office:meta>
</office:document-meta>
</file>